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fo:font-weight="bold" style:font-weight-asian="bold" style:font-weight-complex="bold"/>
    </style:style>
    <style:style style:name="P3" style:family="paragraph" style:parent-style-name="Standard">
      <style:text-properties fo:font-size="16pt" fo:language="en" fo:country="GB" style:font-size-asian="16pt" style:font-size-complex="16pt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 style:list-style-name="L1">
      <style:text-properties fo:language="en" fo:country="GB"/>
    </style:style>
    <style:style style:name="P6" style:family="paragraph" style:parent-style-name="Standard">
      <style:text-properties fo:language="en" fo:country="GB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PC Documentation</text:p>
      <text:p text:style-name="P1"/>
      <text:p text:style-name="P1">Work in progress...</text:p>
      <text:p text:style-name="P1"/>
      <text:p text:style-name="P2">Environment</text:p>
      <text:p text:style-name="P1"/>
      <text:p text:style-name="P1">Grid</text:p>
      <text:p text:style-name="P1"/>
      <text:p text:style-name="P1">Two ideas for optimality of the grid class:</text:p>
      <text:p text:style-name="P1"/>
      <text:list xml:id="list36472742" text:style-name="L1">
        <text:list-item>
          <text:p text:style-name="P5">Make a function that decides the divisors ( divw/divh ) in such a way that the grid is made out of perfect squares.</text:p>
        </text:list-item>
        <text:list-item>
          <text:p text:style-name="P5">Make an function that decides the divisors optimal relative to the numbers of total entities in the grid/world. Ex. If there are few entities compared to the size of the world. There is no need to have very small grid boxes.</text:p>
        </text:list-item>
      </text:list>
      <text:p text:style-name="P1">Edit:</text:p>
      <text:p text:style-name="P1"><text:tab/>A problem that is very relevant is if you allow the entities that you create to have a width or height( along the z axis ) bigger than the gird boxes. This makes it possible to have more than four references to the same entity in the grid. This makes it harder to allocate the entities. </text:p>
      <text:p text:style-name="P1">If you restrict the entity size you simplify things, because you only need to check against an entities 4 corners ( bounding box ).</text:p>
      <text:p text:style-name="P1"/>
      <text:p text:style-name="P1">Collision detection</text:p>
      <text:p text:style-name="P1"/>
      <text:p text:style-name="P1">-Bounding Box</text:p>
      <text:p text:style-name="P1"/>
      <text:p text:style-name="P1">-Triangle</text:p>
      <text:p text:style-name="P1"/>
      <text:p text:style-name="P1">-Line Intersection</text:p>
      <text:p text:style-name="P1"/>
      <text:p text:style-name="P2">Manoeuvring </text:p>
      <text:p text:style-name="P1"/>
      <text:p text:style-name="P2">Behavio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nut Øien</meta:initial-creator>
    <meta:creation-date>2011-11-02T17:25:22.23</meta:creation-date>
    <dc:date>2011-11-09T16:38:42.57</dc:date>
    <dc:creator>Knut Øien</dc:creator>
    <meta:editing-duration>PT19M14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16" meta:word-count="171" meta:character-count="941"/>
  </office:meta>
</office:document-meta>
</file>